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3.493cm" fo:margin-right="0cm" fo:text-indent="0cm" style:auto-text-indent="false"/>
    </style:style>
    <style:style style:name="P2" style:family="paragraph" style:parent-style-name="Standard">
      <style:paragraph-properties fo:margin-left="1.249cm" fo:margin-right="0cm" fo:text-indent="0cm" style:auto-text-indent="false"/>
    </style:style>
    <style:style style:name="P3" style:family="paragraph" style:parent-style-name="Standard">
      <style:paragraph-properties fo:margin-left="0.635cm" fo:margin-right="0cm" fo:text-indent="0cm" style:auto-text-indent="false"/>
      <style:text-properties fo:language="en" fo:country="GB"/>
    </style:style>
    <style:style style:name="P4" style:family="paragraph" style:parent-style-name="Standard" style:list-style-name="WW8Num1"/>
    <style:style style:name="P5" style:family="paragraph" style:parent-style-name="Standard" style:list-style-name="WW8Num1" style:master-page-name="Standard">
      <style:paragraph-properties style:page-number="auto"/>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50349727" text:style-name="WW8Num1">
        <text:list-item>
          <text:p text:style-name="P5">Pedir dos números y decir si el mayor es múltiplo del menor</text:p>
        </text:list-item>
        <text:list-item>
          <text:p text:style-name="P4">Pedir dos números y decir cual es mayor</text:p>
        </text:list-item>
        <text:list-item>
          <text:p text:style-name="P4">Pedir dos números y decir cual es el mayor o si son iguales</text:p>
        </text:list-item>
        <text:list-item>
          <text:p text:style-name="P4">Pedir dos números y mostrarlos ordenados de mayor a menor</text:p>
        </text:list-item>
        <text:list-item>
          <text:p text:style-name="P4">Pedir tres números y mostrarlos ordenados de mayor a menor</text:p>
        </text:list-item>
        <text:list-item>
          <text:p text:style-name="P4">Pedir cuatro números y mostrarlos ordenados de mayor a menor</text:p>
        </text:list-item>
        <text:list-item>
          <text:p text:style-name="P4">Pedir un número entre 0 y 9999 y decir cuantas cifras tiene</text:p>
        </text:list-item>
        <text:list-item>
          <text:p text:style-name="P4">Pedir un número entre 0 y 9999 y mostrarlos con las cifras al revés</text:p>
        </text:list-item>
        <text:list-item>
          <text:p text:style-name="P4">Pedir un número entre 0 y 9999 y decir si es capicúa</text:p>
        </text:list-item>
        <text:list-item>
          <text:p text:style-name="P4">Pedir una nota de 0 a 10 y mostrarla de la forma insuficiente, suficiente…</text:p>
        </text:list-item>
        <text:list-item>
          <text:p text:style-name="P4">Pedir el día mes y año de una fecha e indicar si es correcta</text:p>
        </text:list-item>
        <text:list-item>
          <text:p text:style-name="P4">Pedir una hora en formato hora:minutos:segundos y mostrar la hora en el segundo siguiente</text:p>
        </text:list-item>
        <text:list-item>
          <text:p text:style-name="P4">Pedir una nota entera entre 0 y 10 y mostrar la nota como texto</text:p>
        </text:list-item>
        <text:list-item>
          <text:p text:style-name="P4">Pedir un número entre 0 y 99 y mostrarlo escrito</text:p>
        </text:list-item>
        <text:list-item>
          <text:p text:style-name="P4">Leer un número y mostrar su cuadrado, repetir el proceso hasta que se introduzca un número negativo.</text:p>
        </text:list-item>
        <text:list-item>
          <text:p text:style-name="P4">Leer un número y decir si es positivo o negativo, repetir el proceso hasta que se introduzca un 0.</text:p>
        </text:list-item>
        <text:list-item>
          <text:p text:style-name="P4">Leer número hasta introducir un 0, indicar para cada número si es par o impar</text:p>
        </text:list-item>
        <text:list-item>
          <text:p text:style-name="P4">Pedir un número hasta que se teclee un negativo, mostrar cuántos se han introducido</text:p>
        </text:list-item>
        <text:list-item>
          <text:p text:style-name="P4">Realizar un programa para adivinar un número, para ello pedir un número n y luego ir pidiendo números indicando mayor o menor según sea mayor o menor respecto a n. El proceso termina cuando se acierta el número</text:p>
        </text:list-item>
        <text:list-item>
          <text:p text:style-name="P4">Pedir números hasta que se teclee un 0, mostrar la suma de todos los números introducidos.</text:p>
        </text:list-item>
        <text:list-item>
          <text:p text:style-name="P4">Pedir números hasta que se introduzca un negativo, pedir la media</text:p>
        </text:list-item>
        <text:list-item>
          <text:p text:style-name="P4">Pedir un número n y mostrar todos los números de 1 a n</text:p>
        </text:list-item>
        <text:list-item>
          <text:p text:style-name="P4">Escribir todos los números del 100 al 0 de 7 en 7</text:p>
        </text:list-item>
        <text:list-item>
          <text:p text:style-name="P4">Pedir 15 números y escribir la suma total</text:p>
        </text:list-item>
        <text:list-item>
          <text:p text:style-name="P4">Diseñar un programa que muestre el producto de los 10 primeros números impares.</text:p>
        </text:list-item>
        <text:list-item>
          <text:p text:style-name="P4">Pedir un número y calcular su factorial</text:p>
        </text:list-item>
        <text:list-item>
          <text:p text:style-name="P4">Pedir 10 números, mostrar la media de los números positivos, la media de los números negativos y la cantidad de 0</text:p>
        </text:list-item>
        <text:list-item>
          <text:p text:style-name="P4">Pedir 10 sueldos, mostrar su suma y cuantos hay mayores de 1000€</text:p>
        </text:list-item>
        <text:list-item>
          <text:p text:style-name="P4">Dada las edades y alturas de 5 alumnos mostrar la edad y altura media, la cantidad de alumnos mayores de 18 años y la cantidad de alumnos que miden mas de 1,75</text:p>
        </text:list-item>
        <text:list-item>
          <text:p text:style-name="P4">Pide un número entre 0 y 10, escribe la tabla de multiplicar de dicho número</text:p>
        </text:list-item>
        <text:list-item>
          <text:p text:style-name="P4">Una empresa necesita un programa para gestionar las facturas, en cada factura figura: código del artículo, cantidad vendida en litros, precio por litro. Se pide que se introduzcan 5 facturas y calcular la facturación total, cantidad en litros vendidos del artículo 1 y cuántas facturas se emitieron de mas de 600€.</text:p>
        </text:list-item>
        <text:list-item>
          <text:p text:style-name="P4">Hacer un ejercicio igual al anterior pero suponiendo que no se introduce el precio por litro. Solo existen 3 productos con precio: cod1 0.6€/l, cod2 3€/l y cod3 1,25€/l.</text:p>
        </text:list-item>
        <text:list-item>
          <text:p text:style-name="P4">Dadas 6 notas escribe la cantidad de alumnos aprobados, los condicionales (4) y los suspensos.</text:p>
        </text:list-item>
        <text:list-item>
          <text:p text:style-name="P4"><text:soft-page-break/>Pedir un número n, introducir n sueldos y mostrar el sueldo máximo y mínimo</text:p>
        </text:list-item>
        <text:list-item>
          <text:p text:style-name="P4">Pedir 10 números y mostrar al final si se ha introducido un número negativo.</text:p>
        </text:list-item>
        <text:list-item>
          <text:p text:style-name="P4">Pedir 5 calificaciones y decir al final si hay algún suspenso.</text:p>
        </text:list-item>
        <text:list-item>
          <text:p text:style-name="P4">Pedir 5 números y decir si alguno es múltiplo de 3.</text:p>
        </text:list-item>
        <text:list-item>
          <text:p text:style-name="P4">Diseña una aplicación que muestre las tablas de multiplicar del 1 al 10.</text:p>
        </text:list-item>
        <text:list-item>
          <text:p text:style-name="P4">Escribe un cuadrado de longitud n con asteriscos</text:p>
        </text:list-item>
        <text:list-item>
          <text:p text:style-name="P4">Necesitamos mostrar un contador de 5 dígitos que muestre los números del 0-0-0-0-0 hasta el 9-9-9-9-9</text:p>
        </text:list-item>
        <text:list-item>
          <text:p text:style-name="P4">Hacer lo mismo que en el anterior pero cada vez que aparezca un 3 se sustituya por la E.</text:p>
        </text:list-item>
        <text:list-item>
          <text:p text:style-name="P4">Realizar un programa que diga si un número es primo (solo divisible entre el y 1)</text:p>
        </text:list-item>
        <text:list-item>
          <text:p text:style-name="P4">Realizar el anterior de la siguiente forma: Se va dividiendo n entre 2, 3, 5, 7,9… Si ninguna de las divisiones es exacta y llegamos a una en la que el cociente es igual o menor que el divisor el número no es primo</text:p>
        </text:list-item>
        <text:list-item>
          <text:p text:style-name="P4">Realizar un programa que pida un número n y diga cuantos números entre 1 y n son primos.</text:p>
        </text:list-item>
        <text:list-item>
          <text:p text:style-name="P4">Escribe un algoritmo que escriba un número entero no negativo n y escriba una lista con las n primeras potencias de 2.</text:p>
        </text:list-item>
        <text:list-item>
          <text:p text:style-name="P4">Escribe un algoritmo que escriba un número entero no negativo n y escriba una lista con las potencias de 2 que sean menores o iguales a n.</text:p>
        </text:list-item>
        <text:list-item>
          <text:p text:style-name="P4">Construye un algoritmo que realice la suma de todos los número impares contenidos entre 2 números enteros no negativos leídos por teclado</text:p>
        </text:list-item>
        <text:list-item>
          <text:p text:style-name="P4">Dado un número entero no negativo que designa un tiempo en segundos devuelva el equivalente en días, horas, minutos, segundos</text:p>
        </text:list-item>
        <text:list-item>
          <text:p text:style-name="P4">Escribe un algoritmo que lea 2 horas en hora:minuto:segundos y calcule la diferencia en segundos de ambas</text:p>
        </text:list-item>
        <text:list-item>
          <text:p text:style-name="P4">Escribe un algoritmo que lea 3 números enteros que representen la fecha de hoy dia:mes:año seguidos de otros 3 enteros que representan la fecha de nacimiento de una persona y escriba la edad de la persona en años.</text:p>
        </text:list-item>
        <text:list-item>
          <text:p text:style-name="P4">Diseña un algoritmo que lea dos números enteros no negativos y escriba el producto usando sumas y restas (no usar operación producto)</text:p>
        </text:list-item>
        <text:list-item>
          <text:p text:style-name="P4">Dados dos numero enteros positivos, calcula el cociente y el resto de la división entera usando suma y resta (no usar operación división)</text:p>
        </text:list-item>
        <text:list-item>
          <text:p text:style-name="P4">Dado un número positivo, encuentra el mayor divisor</text:p>
        </text:list-item>
        <text:list-item>
          <text:p text:style-name="P4">Lee dos números enteros y calcula el máximo común divisor. Se puede calcular utilizando las siguientes igualdades:</text:p>
          <text:list>
            <text:list-item>
              <text:p text:style-name="P4">Hacer dd=A y d=B</text:p>
            </text:list-item>
            <text:list-item>
              <text:p text:style-name="P4">Calcular cociente entero de la división de dd por d y el resto en r</text:p>
            </text:list-item>
            <text:list-item>
              <text:p text:style-name="P4">Si r!=0 hacer dd=d y d=r e ir al paso 2º</text:p>
            </text:list-item>
            <text:list-item>
              <text:p text:style-name="P4">Si r=0, d es el MCD</text:p>
            </text:list-item>
            <text:list-item>
              <text:p text:style-name="P4">obtener el mínimo común múltiplo. Se sabe que el MCM = (n1*n2)/MCD</text:p>
            </text:list-item>
          </text:list>
        </text:list-item>
        <text:list-item>
          <text:p text:style-name="P4">Escribe un algoritmo que calcule y escriba los n primeros números de la sucesión de Fibonacci siendo n entero y positivo. La sucesión de números enteros de Fibonacci se define de la siguiente forma:</text:p>
          <text:list>
            <text:list-item>
              <text:p text:style-name="P4">F1 = F2 = 1</text:p>
            </text:list-item>
            <text:list-item>
              <text:p text:style-name="P4">Fn = F2 + F1 con n&gt;2</text:p>
            </text:list-item>
          </text:list>
        </text:list-item>
        <text:list-item>
          <text:p text:style-name="P4">Dado un numero entero positivo n, escribe un algoritmo que determine cuantos dígitos se necesitan para escribir el valor n.</text:p>
        </text:list-item>
        <text:list-item>
          <text:p text:style-name="P4"><text:soft-page-break/>Un número natural se denomina perfecto cuando es igual a la suma de todos sus divisores excepto el mismo. Escribe un algoritmo que averigüe si un numero natural positivo es perfecto o no.</text:p>
          <text:list>
            <text:list-item>
              <text:p text:style-name="P4">Calcular si dos números son gemelos (si ambos son primos y uno de ellos es = al otro + 2 unidades)</text:p>
            </text:list-item>
            <text:list-item>
              <text:p text:style-name="P4">Calcular si dos números son amigos (la suma de sus divisores es igual al otro número)</text:p>
            </text:list-item>
          </text:list>
        </text:list-item>
        <text:list-item>
          <text:p text:style-name="P4">Construir un programa que permita multiplicar dos números enteros positivos empleando el método denominado multiplicación rusa. El método permite calcular el producto de n por m de la siguiente forma: en pasos sucesivos se divide m entre 2 y se multiplica n por 2, este proceso se repite hasta que m vale 0. El resultado se obtiene acumulando aquellos valores sucesivos de n para los cuales el valor correspondiente de m es impar</text:p>
        </text:list-item>
        <text:list-item>
          <text:p text:style-name="P4">Dado un número x (de una cifra) y un numero n, dibuja una línea que escriba n veces el número x</text:p>
        </text:list-item>
        <text:list-item>
          <text:p text:style-name="P4">Escribe un programa que lea un número e imprima dos triángulos de la forma siguiente:</text:p>
          <text:list>
            <text:list-item>
              <text:p text:style-name="P4">Si n = 4</text:p>
            </text:list-item>
          </text:list>
        </text:list-item>
      </text:list>
      <text:p text:style-name="P1">1</text:p>
      <text:p text:style-name="P1">22</text:p>
      <text:p text:style-name="P1">333</text:p>
      <text:p text:style-name="P1">4444</text:p>
      <text:p text:style-name="P1"/>
      <text:p text:style-name="P1">1</text:p>
      <text:p text:style-name="P1">22</text:p>
      <text:p text:style-name="P1">333</text:p>
      <text:p text:style-name="P1">4444</text:p>
      <text:p text:style-name="P1">333</text:p>
      <text:p text:style-name="P1">22</text:p>
      <text:p text:style-name="P1">1</text:p>
      <text:list xml:id="list134822348501816" text:continue-numbering="true" text:style-name="WW8Num1">
        <text:list-item>
          <text:p text:style-name="P4">En el supermercado de la esquina apilan las latas de conservas triangularmente. Escribe un programa que calcule si un número de latas se puede situar de forma triangular sin que sobre ni falte ninguna.</text:p>
        </text:list-item>
        <text:list-item>
          <text:p text:style-name="P4">En el mismo supermercado, quieren montar hilas cuadradas de latas, escribe un programa que diga si un número de latas dado puede ponerse en una estructura cuadrada sin que sobre ni falte ninguna</text:p>
        </text:list-item>
        <text:list-item>
          <text:p text:style-name="P4">Escribe un programa que diga si un número puede apilarse triangularmente y cuadrangularmente.</text:p>
        </text:list-item>
        <text:list-item>
          <text:p text:style-name="P4">Dado un numero natural n, calcular su raiz digital sumando los dígitos que lo componen. El proceso se repite sobre el nuevo número hasta que el resultado obtenido tiene un solo dígito. Éste último número es la raiz digital de n.</text:p>
        </text:list-item>
        <text:list-item>
          <text:p text:style-name="P4">Diseña un algoritmo que escriba las potencias de 2 inferiores a 2048 y que su ultima cifra pertenezca al intervalo [0,5]</text:p>
        </text:list-item>
        <text:list-item>
          <text:p text:style-name="P4">Escribe un programa que indique la cantidad de cifras de un numero entero n que coinciden con la posición que ocupan en dicho número</text:p>
        </text:list-item>
        <text:list-item>
          <text:p text:style-name="P4">Leer un numero n de 4 cifras y construye el mayor y el menor número con esas cifras.</text:p>
        </text:list-item>
        <text:list-item>
          <text:p text:style-name="P4">Calcular el valor de f(x) = e<text:span text:style-name="T1">x </text:span>por aproximación de n términos (! Significa factorial)</text:p>
        </text:list-item>
      </text:list>
      <text:p text:style-name="P2">e<text:span text:style-name="T1">x </text:span>= 1 + x/1! + x<text:span text:style-name="T1">2</text:span>/2! + …… x<text:span text:style-name="T1">n</text:span>/n!<text:tab/><text:tab/>total = total + termino</text:p>
      <text:list xml:id="list134822230308103" text:continue-numbering="true" text:style-name="WW8Num1">
        <text:list-item>
          <text:p text:style-name="P4"><text:soft-page-break/>La fórmula de Herón se utiliza para hallar el área de un triángulo usando sus tres lados, escribe un programa que calcule el área de un triangulo mediante la formula anterior siendo p el perímetro (a+b+c/2). Leer por teclado el valor de los lados del triángulo. Para que un triángulo exista, debe cumplirse que los lados sean todos positivos y además que la suma de dos lados cualesquiera sea mayor que el otro lado</text:p>
        </text:list-item>
      </text:list>
      <text:p text:style-name="P3">A = Math.sqrt(p*(p-a)*(p-b)+(p-c)</text:p>
      <text:list xml:id="list134822316905508" text:continue-numbering="true" text:style-name="WW8Num1">
        <text:list-item>
          <text:p text:style-name="P4">Leer un número entero positivo y decir si el número es abundante o deficiente. Un número es abundante cuando cumple que la suma de sus divisores propios es mayor que el propio número y deficiente cuando la suma de sus divisores es menor que el propio número</text:p>
        </text:list-item>
        <text:list-item>
          <text:p text:style-name="P4">Leemos coordenadas de 3 puntos (A,B) (C,D), (E,F) y di si forman una recta</text:p>
        </text:list-item>
      </text:list>
      <text:p text:style-name="P2">Formula: E –A/C – A = F – B/D –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1" svg:font-family="'DejaVu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usuario</meta:initial-creator>
    <meta:creation-date>2017-10-20T17:15:00</meta:creation-date>
    <dc:creator>Juan Roberto García Sánchez</dc:creator>
    <dc:date>2018-11-19T13:48:20.055599761</dc:date>
    <meta:editing-cycles>30</meta:editing-cycles>
    <meta:editing-duration>PT19H47M50S</meta:editing-duration>
    <meta:print-date>1995-11-21T17:41:00</meta:print-date>
    <meta:generator>LibreOfficeDev/6.2.0.0.alpha1$Linux_X86_64 LibreOffice_project/20$Build-0</meta:generator>
    <meta:document-statistic meta:table-count="0" meta:image-count="0" meta:object-count="0" meta:page-count="4" meta:paragraph-count="95" meta:word-count="1674" meta:character-count="8848" meta:non-whitespace-character-count="7346"/>
  </office:meta>
</office:document-meta>
</file>